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6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30c0</text:p>
          </table:table-cell>
          <table:table-cell table:formula="of:=HEX2DEC([.B1])" office:value-type="float" office:value="12480" calcext:value-type="float">
            <text:p>12480</text:p>
          </table:table-cell>
          <table:table-cell table:formula="of:=[.C1] * 16 * 4000000 / 512" office:value-type="float" office:value="1560000000" calcext:value-type="float">
            <text:p>1560000000</text:p>
          </table:table-cell>
          <table:table-cell table:formula="of:=[.D1]- 479500000" office:value-type="float" office:value="1080500000" calcext:value-type="float">
            <text:p>1080500000</text:p>
          </table:table-cell>
          <table:table-cell table:formula="of:=[.E1]/1000000" office:value-type="float" office:value="1080.5" calcext:value-type="float">
            <text:p>1080.5</text:p>
          </table:table-cell>
          <table:table-cell office:value-type="float" office:value="1" calcext:value-type="float">
            <text:p>1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60</text:p>
          </table:table-cell>
          <table:table-cell table:formula="of:=HEX2DEC([.B2])" office:value-type="float" office:value="12640" calcext:value-type="float">
            <text:p>12640</text:p>
          </table:table-cell>
          <table:table-cell table:formula="of:=[.C2] * 16 * 4000000 / 512" office:value-type="float" office:value="1580000000" calcext:value-type="float">
            <text:p>1580000000</text:p>
          </table:table-cell>
          <table:table-cell table:formula="of:=[.D2]- 479500000" office:value-type="float" office:value="1100500000" calcext:value-type="float">
            <text:p>1100500000</text:p>
          </table:table-cell>
          <table:table-cell table:formula="of:=[.E2]/1000000" office:value-type="float" office:value="1100.5" calcext:value-type="float">
            <text:p>1100.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200</text:p>
          </table:table-cell>
          <table:table-cell table:formula="of:=HEX2DEC([.B3])" office:value-type="float" office:value="12800" calcext:value-type="float">
            <text:p>12800</text:p>
          </table:table-cell>
          <table:table-cell table:formula="of:=[.C3] * 16 * 4000000 / 512" office:value-type="float" office:value="1600000000" calcext:value-type="float">
            <text:p>1600000000</text:p>
          </table:table-cell>
          <table:table-cell table:formula="of:=[.D3]- 479500000" office:value-type="float" office:value="1120500000" calcext:value-type="float">
            <text:p>1120500000</text:p>
          </table:table-cell>
          <table:table-cell table:formula="of:=[.E3]/1000000" office:value-type="float" office:value="1120.5" calcext:value-type="float">
            <text:p>1120.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2a0</text:p>
          </table:table-cell>
          <table:table-cell table:formula="of:=HEX2DEC([.B4])" office:value-type="float" office:value="12960" calcext:value-type="float">
            <text:p>12960</text:p>
          </table:table-cell>
          <table:table-cell table:formula="of:=[.C4] * 16 * 4000000 / 512" office:value-type="float" office:value="1620000000" calcext:value-type="float">
            <text:p>1620000000</text:p>
          </table:table-cell>
          <table:table-cell table:formula="of:=[.D4]- 479500000" office:value-type="float" office:value="1140500000" calcext:value-type="float">
            <text:p>1140500000</text:p>
          </table:table-cell>
          <table:table-cell table:formula="of:=[.E4]/1000000" office:value-type="float" office:value="1140.5" calcext:value-type="float">
            <text:p>1140.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340</text:p>
          </table:table-cell>
          <table:table-cell table:formula="of:=HEX2DEC([.B5])" office:value-type="float" office:value="13120" calcext:value-type="float">
            <text:p>13120</text:p>
          </table:table-cell>
          <table:table-cell table:formula="of:=[.C5] * 16 * 4000000 / 512" office:value-type="float" office:value="1640000000" calcext:value-type="float">
            <text:p>1640000000</text:p>
          </table:table-cell>
          <table:table-cell table:formula="of:=[.D5]- 479500000" office:value-type="float" office:value="1160500000" calcext:value-type="float">
            <text:p>1160500000</text:p>
          </table:table-cell>
          <table:table-cell table:formula="of:=[.E5]/1000000" office:value-type="float" office:value="1160.5" calcext:value-type="float">
            <text:p>1160.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3e0</text:p>
          </table:table-cell>
          <table:table-cell table:formula="of:=HEX2DEC([.B6])" office:value-type="float" office:value="13280" calcext:value-type="float">
            <text:p>13280</text:p>
          </table:table-cell>
          <table:table-cell table:formula="of:=[.C6] * 16 * 4000000 / 512" office:value-type="float" office:value="1660000000" calcext:value-type="float">
            <text:p>1660000000</text:p>
          </table:table-cell>
          <table:table-cell table:formula="of:=[.D6]- 479500000" office:value-type="float" office:value="1180500000" calcext:value-type="float">
            <text:p>1180500000</text:p>
          </table:table-cell>
          <table:table-cell table:formula="of:=[.E6]/1000000" office:value-type="float" office:value="1180.5" calcext:value-type="float">
            <text:p>1180.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480</text:p>
          </table:table-cell>
          <table:table-cell table:formula="of:=HEX2DEC([.B7])" office:value-type="float" office:value="13440" calcext:value-type="float">
            <text:p>13440</text:p>
          </table:table-cell>
          <table:table-cell table:formula="of:=[.C7] * 16 * 4000000 / 512" office:value-type="float" office:value="1680000000" calcext:value-type="float">
            <text:p>1680000000</text:p>
          </table:table-cell>
          <table:table-cell table:formula="of:=[.D7]- 479500000" office:value-type="float" office:value="1200500000" calcext:value-type="float">
            <text:p>1200500000</text:p>
          </table:table-cell>
          <table:table-cell table:formula="of:=[.E7]/1000000" office:value-type="float" office:value="1200.5" calcext:value-type="float">
            <text:p>1200.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3520</text:p>
          </table:table-cell>
          <table:table-cell table:formula="of:=HEX2DEC([.B8])" office:value-type="float" office:value="13600" calcext:value-type="float">
            <text:p>13600</text:p>
          </table:table-cell>
          <table:table-cell table:formula="of:=[.C8] * 16 * 4000000 / 512" office:value-type="float" office:value="1700000000" calcext:value-type="float">
            <text:p>1700000000</text:p>
          </table:table-cell>
          <table:table-cell table:formula="of:=[.D8]- 479500000" office:value-type="float" office:value="1220500000" calcext:value-type="float">
            <text:p>1220500000</text:p>
          </table:table-cell>
          <table:table-cell table:formula="of:=[.E8]/1000000" office:value-type="float" office:value="1220.5" calcext:value-type="float">
            <text:p>1220.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5c0</text:p>
          </table:table-cell>
          <table:table-cell table:formula="of:=HEX2DEC([.B9])" office:value-type="float" office:value="13760" calcext:value-type="float">
            <text:p>13760</text:p>
          </table:table-cell>
          <table:table-cell table:formula="of:=[.C9] * 16 * 4000000 / 512" office:value-type="float" office:value="1720000000" calcext:value-type="float">
            <text:p>1720000000</text:p>
          </table:table-cell>
          <table:table-cell table:formula="of:=[.D9]- 479500000" office:value-type="float" office:value="1240500000" calcext:value-type="float">
            <text:p>1240500000</text:p>
          </table:table-cell>
          <table:table-cell table:formula="of:=[.E9]/1000000" office:value-type="float" office:value="1240.5" calcext:value-type="float">
            <text:p>1240.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3660</text:p>
          </table:table-cell>
          <table:table-cell table:formula="of:=HEX2DEC([.B10])" office:value-type="float" office:value="13920" calcext:value-type="float">
            <text:p>13920</text:p>
          </table:table-cell>
          <table:table-cell table:formula="of:=[.C10] * 16 * 4000000 / 512" office:value-type="float" office:value="1740000000" calcext:value-type="float">
            <text:p>1740000000</text:p>
          </table:table-cell>
          <table:table-cell table:formula="of:=[.D10]- 479500000" office:value-type="float" office:value="1260500000" calcext:value-type="float">
            <text:p>1260500000</text:p>
          </table:table-cell>
          <table:table-cell table:formula="of:=[.E10]/1000000" office:value-type="float" office:value="1260.5" calcext:value-type="float">
            <text:p>126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3700</text:p>
          </table:table-cell>
          <table:table-cell office:value-type="float" office:value="14080" calcext:value-type="float">
            <text:p>14080</text:p>
          </table:table-cell>
          <table:table-cell table:formula="of:=[.C11] * 16 * 4000000 / 512" office:value-type="float" office:value="1760000000" calcext:value-type="float">
            <text:p>1760000000</text:p>
          </table:table-cell>
          <table:table-cell table:formula="of:=[.D11]- 479500000" office:value-type="float" office:value="1280500000" calcext:value-type="float">
            <text:p>1280500000</text:p>
          </table:table-cell>
          <table:table-cell table:formula="of:=[.E11]/1000000" office:value-type="float" office:value="1280.5" calcext:value-type="float">
            <text:p>128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37a0</text:p>
          </table:table-cell>
          <table:table-cell table:formula="of:=HEX2DEC([.B12])" office:value-type="float" office:value="14240" calcext:value-type="float">
            <text:p>14240</text:p>
          </table:table-cell>
          <table:table-cell table:formula="of:=[.C12] * 16 * 4000000 / 512" office:value-type="float" office:value="1780000000" calcext:value-type="float">
            <text:p>1780000000</text:p>
          </table:table-cell>
          <table:table-cell table:formula="of:=[.D12]- 479500000" office:value-type="float" office:value="1300500000" calcext:value-type="float">
            <text:p>1300500000</text:p>
          </table:table-cell>
          <table:table-cell table:formula="of:=[.E12]/1000000" office:value-type="float" office:value="1300.5" calcext:value-type="float">
            <text:p>130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840" calcext:value-type="float">
            <text:p>3840</text:p>
          </table:table-cell>
          <table:table-cell table:formula="of:=HEX2DEC([.B13])" office:value-type="float" office:value="14400" calcext:value-type="float">
            <text:p>14400</text:p>
          </table:table-cell>
          <table:table-cell table:formula="of:=[.C13] * 16 * 4000000 / 512" office:value-type="float" office:value="1800000000" calcext:value-type="float">
            <text:p>1800000000</text:p>
          </table:table-cell>
          <table:table-cell table:formula="of:=[.D13]- 479500000" office:value-type="float" office:value="1320500000" calcext:value-type="float">
            <text:p>1320500000</text:p>
          </table:table-cell>
          <table:table-cell table:formula="of:=[.E13]/1000000" office:value-type="float" office:value="1320.5" calcext:value-type="float">
            <text:p>132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38e0</text:p>
          </table:table-cell>
          <table:table-cell table:formula="of:=HEX2DEC([.B14])" office:value-type="float" office:value="14560" calcext:value-type="float">
            <text:p>14560</text:p>
          </table:table-cell>
          <table:table-cell table:formula="of:=[.C14] * 16 * 4000000 / 512" office:value-type="float" office:value="1820000000" calcext:value-type="float">
            <text:p>1820000000</text:p>
          </table:table-cell>
          <table:table-cell table:formula="of:=[.D14]- 479500000" office:value-type="float" office:value="1340500000" calcext:value-type="float">
            <text:p>1340500000</text:p>
          </table:table-cell>
          <table:table-cell table:formula="of:=[.E14]/1000000" office:value-type="float" office:value="1340.5" calcext:value-type="float">
            <text:p>134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3980</text:p>
          </table:table-cell>
          <table:table-cell table:formula="of:=HEX2DEC([.B15])" office:value-type="float" office:value="14720" calcext:value-type="float">
            <text:p>14720</text:p>
          </table:table-cell>
          <table:table-cell table:formula="of:=[.C15] * 16 * 4000000 / 512" office:value-type="float" office:value="1840000000" calcext:value-type="float">
            <text:p>1840000000</text:p>
          </table:table-cell>
          <table:table-cell table:formula="of:=[.D15]- 479500000" office:value-type="float" office:value="1360500000" calcext:value-type="float">
            <text:p>1360500000</text:p>
          </table:table-cell>
          <table:table-cell table:formula="of:=[.E15]/1000000" office:value-type="float" office:value="1360.5" calcext:value-type="float">
            <text:p>136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3a20</text:p>
          </table:table-cell>
          <table:table-cell table:formula="of:=HEX2DEC([.B16])" office:value-type="float" office:value="14880" calcext:value-type="float">
            <text:p>14880</text:p>
          </table:table-cell>
          <table:table-cell table:formula="of:=[.C16] * 16 * 4000000 / 512" office:value-type="float" office:value="1860000000" calcext:value-type="float">
            <text:p>1860000000</text:p>
          </table:table-cell>
          <table:table-cell table:formula="of:=[.D16]- 479500000" office:value-type="float" office:value="1380500000" calcext:value-type="float">
            <text:p>1380500000</text:p>
          </table:table-cell>
          <table:table-cell table:formula="of:=[.E16]/1000000" office:value-type="float" office:value="1380.5" calcext:value-type="float">
            <text:p>1380.5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E17]/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2b6c</text:p>
          </table:table-cell>
          <table:table-cell table:formula="of:=HEX2DEC([.B18])" office:value-type="float" office:value="11116" calcext:value-type="float">
            <text:p>11116</text:p>
          </table:table-cell>
          <table:table-cell table:formula="of:=[.C18] * 16 * 4000000 / 512" office:value-type="float" office:value="1389500000" calcext:value-type="float">
            <text:p>1389500000</text:p>
          </table:table-cell>
          <table:table-cell table:formula="of:=[.D18]- 479500000" office:value-type="float" office:value="910000000" calcext:value-type="float">
            <text:p>910000000</text:p>
          </table:table-cell>
          <table:table-cell table:formula="of:=[.E18]/1000000" office:value-type="float" office:value="910" calcext:value-type="float">
            <text:p>91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d9c</text:p>
          </table:table-cell>
          <table:table-cell table:formula="of:=HEX2DEC([.B19])" office:value-type="float" office:value="11676" calcext:value-type="float">
            <text:p>11676</text:p>
          </table:table-cell>
          <table:table-cell table:formula="of:=[.C19] * 16 * 4000000 / 512" office:value-type="float" office:value="1459500000" calcext:value-type="float">
            <text:p>1459500000</text:p>
          </table:table-cell>
          <table:table-cell table:formula="of:=[.D19]- 479500000" office:value-type="float" office:value="980000000" calcext:value-type="float">
            <text:p>980000000</text:p>
          </table:table-cell>
          <table:table-cell table:formula="of:=[.E19]/1000000" office:value-type="float" office:value="980" calcext:value-type="float">
            <text:p>98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e8c</text:p>
          </table:table-cell>
          <table:table-cell table:formula="of:=HEX2DEC([.B20])" office:value-type="float" office:value="11916" calcext:value-type="float">
            <text:p>11916</text:p>
          </table:table-cell>
          <table:table-cell table:formula="of:=[.C20] * 16 * 4000000 / 512" office:value-type="float" office:value="1489500000" calcext:value-type="float">
            <text:p>1489500000</text:p>
          </table:table-cell>
          <table:table-cell table:formula="of:=[.D20]- 479500000" office:value-type="float" office:value="1010000000" calcext:value-type="float">
            <text:p>1010000000</text:p>
          </table:table-cell>
          <table:table-cell table:formula="of:=[.E20]/1000000" office:value-type="float" office:value="1010" calcext:value-type="float">
            <text:p>101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f7c</text:p>
          </table:table-cell>
          <table:table-cell table:formula="of:=HEX2DEC([.B21])" office:value-type="float" office:value="12156" calcext:value-type="float">
            <text:p>12156</text:p>
          </table:table-cell>
          <table:table-cell table:formula="of:=[.C21] * 16 * 4000000 / 512" office:value-type="float" office:value="1519500000" calcext:value-type="float">
            <text:p>1519500000</text:p>
          </table:table-cell>
          <table:table-cell table:formula="of:=[.D21]- 479500000" office:value-type="float" office:value="1040000000" calcext:value-type="float">
            <text:p>1040000000</text:p>
          </table:table-cell>
          <table:table-cell table:formula="of:=[.E21]/1000000" office:value-type="float" office:value="1040" calcext:value-type="float">
            <text:p>104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0bc</text:p>
          </table:table-cell>
          <table:table-cell table:formula="of:=HEX2DEC([.B22])" office:value-type="float" office:value="12476" calcext:value-type="float">
            <text:p>12476</text:p>
          </table:table-cell>
          <table:table-cell table:formula="of:=[.C22] * 16 * 4000000 / 512" office:value-type="float" office:value="1559500000" calcext:value-type="float">
            <text:p>1559500000</text:p>
          </table:table-cell>
          <table:table-cell table:formula="of:=[.D22]- 479500000" office:value-type="float" office:value="1080000000" calcext:value-type="float">
            <text:p>1080000000</text:p>
          </table:table-cell>
          <table:table-cell table:formula="of:=[.E22]/1000000" office:value-type="float" office:value="1080" calcext:value-type="float">
            <text:p>1080</text:p>
          </table:table-cell>
          <table:table-cell/>
          <table:table-cell office:value-type="float" office:value="970.96" calcext:value-type="float">
            <text:p>970.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1fc</text:p>
          </table:table-cell>
          <table:table-cell table:formula="of:=HEX2DEC([.B23])" office:value-type="float" office:value="12796" calcext:value-type="float">
            <text:p>12796</text:p>
          </table:table-cell>
          <table:table-cell table:formula="of:=[.C23] * 16 * 4000000 / 512" office:value-type="float" office:value="1599500000" calcext:value-type="float">
            <text:p>1599500000</text:p>
          </table:table-cell>
          <table:table-cell table:formula="of:=[.D23]- 479500000" office:value-type="float" office:value="1120000000" calcext:value-type="float">
            <text:p>1120000000</text:p>
          </table:table-cell>
          <table:table-cell table:formula="of:=[.E23]/1000000" office:value-type="float" office:value="1120" calcext:value-type="float">
            <text:p>112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33c</text:p>
          </table:table-cell>
          <table:table-cell table:formula="of:=HEX2DEC([.B24])" office:value-type="float" office:value="13116" calcext:value-type="float">
            <text:p>13116</text:p>
          </table:table-cell>
          <table:table-cell table:formula="of:=[.C24] * 16 * 4000000 / 512" office:value-type="float" office:value="1639500000" calcext:value-type="float">
            <text:p>1639500000</text:p>
          </table:table-cell>
          <table:table-cell table:formula="of:=[.D24]- 479500000" office:value-type="float" office:value="1160000000" calcext:value-type="float">
            <text:p>1160000000</text:p>
          </table:table-cell>
          <table:table-cell table:formula="of:=[.E24]/1000000" office:value-type="float" office:value="1160" calcext:value-type="float">
            <text:p>116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347c</text:p>
          </table:table-cell>
          <table:table-cell table:formula="of:=HEX2DEC([.B25])" office:value-type="float" office:value="13436" calcext:value-type="float">
            <text:p>13436</text:p>
          </table:table-cell>
          <table:table-cell table:formula="of:=[.C25] * 16 * 4000000 / 512" office:value-type="float" office:value="1679500000" calcext:value-type="float">
            <text:p>1679500000</text:p>
          </table:table-cell>
          <table:table-cell table:formula="of:=[.D25]- 479500000" office:value-type="float" office:value="1200000000" calcext:value-type="float">
            <text:p>1200000000</text:p>
          </table:table-cell>
          <table:table-cell table:formula="of:=[.E25]/1000000" office:value-type="float" office:value="1200" calcext:value-type="float">
            <text:p>120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5bc</text:p>
          </table:table-cell>
          <table:table-cell table:formula="of:=HEX2DEC([.B26])" office:value-type="float" office:value="13756" calcext:value-type="float">
            <text:p>13756</text:p>
          </table:table-cell>
          <table:table-cell table:formula="of:=[.C26] * 16 * 4000000 / 512" office:value-type="float" office:value="1719500000" calcext:value-type="float">
            <text:p>1719500000</text:p>
          </table:table-cell>
          <table:table-cell table:formula="of:=[.D26]- 479500000" office:value-type="float" office:value="1240000000" calcext:value-type="float">
            <text:p>1240000000</text:p>
          </table:table-cell>
          <table:table-cell table:formula="of:=[.E26]/1000000" office:value-type="float" office:value="1240" calcext:value-type="float">
            <text:p>124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36fc</text:p>
          </table:table-cell>
          <table:table-cell table:formula="of:=HEX2DEC([.B27])" office:value-type="float" office:value="14076" calcext:value-type="float">
            <text:p>14076</text:p>
          </table:table-cell>
          <table:table-cell table:formula="of:=[.C27] * 16 * 4000000 / 512" office:value-type="float" office:value="1759500000" calcext:value-type="float">
            <text:p>1759500000</text:p>
          </table:table-cell>
          <table:table-cell table:formula="of:=[.D27]- 479500000" office:value-type="float" office:value="1280000000" calcext:value-type="float">
            <text:p>1280000000</text:p>
          </table:table-cell>
          <table:table-cell table:formula="of:=[.E27]/1000000" office:value-type="float" office:value="1280" calcext:value-type="float">
            <text:p>12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383c</text:p>
          </table:table-cell>
          <table:table-cell office:value-type="float" office:value="14080" calcext:value-type="float">
            <text:p>14080</text:p>
          </table:table-cell>
          <table:table-cell table:formula="of:=[.C28] * 16 * 4000000 / 512" office:value-type="float" office:value="1760000000" calcext:value-type="float">
            <text:p>1760000000</text:p>
          </table:table-cell>
          <table:table-cell table:formula="of:=[.D28]- 479500000" office:value-type="float" office:value="1280500000" calcext:value-type="float">
            <text:p>1280500000</text:p>
          </table:table-cell>
          <table:table-cell table:formula="of:=[.E28]/1000000" office:value-type="float" office:value="1280.5" calcext:value-type="float">
            <text:p>128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397c</text:p>
          </table:table-cell>
          <table:table-cell table:formula="of:=HEX2DEC([.B29])" office:value-type="float" office:value="14716" calcext:value-type="float">
            <text:p>14716</text:p>
          </table:table-cell>
          <table:table-cell table:formula="of:=[.C29] * 16 * 4000000 / 512" office:value-type="float" office:value="1839500000" calcext:value-type="float">
            <text:p>1839500000</text:p>
          </table:table-cell>
          <table:table-cell table:formula="of:=[.D29]- 479500000" office:value-type="float" office:value="1360000000" calcext:value-type="float">
            <text:p>1360000000</text:p>
          </table:table-cell>
          <table:table-cell table:formula="of:=[.E29]/1000000" office:value-type="float" office:value="1360" calcext:value-type="float">
            <text:p>13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????</text:p>
          </table:table-cell>
          <table:table-cell table:formula="of:=HEX2DEC([.B30])" office:value-type="string" office:string-value="" calcext:value-type="error">
            <text:p>Err:502</text:p>
          </table:table-cell>
          <table:table-cell table:formula="of:=[.C30] * 16 * 4000000 / 512" office:value-type="string" office:string-value="" calcext:value-type="error">
            <text:p>Err:502</text:p>
          </table:table-cell>
          <table:table-cell table:formula="of:=[.D30]- 479500000" office:value-type="string" office:string-value="" calcext:value-type="error">
            <text:p>Err:502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30c0</text:p>
          </table:table-cell>
          <table:table-cell table:formula="of:=HEX2DEC([.B32])" office:value-type="float" office:value="12480" calcext:value-type="float">
            <text:p>12480</text:p>
          </table:table-cell>
          <table:table-cell table:formula="of:=[.C32] * 16 * 4000000 / 512" office:value-type="float" office:value="1560000000" calcext:value-type="float">
            <text:p>1560000000</text:p>
          </table:table-cell>
          <table:table-cell table:formula="of:=[.D32]- 479500000" office:value-type="float" office:value="1080500000" calcext:value-type="float">
            <text:p>1080500000</text:p>
          </table:table-cell>
          <table:table-cell table:formula="of:=[.E32]/1000000" office:value-type="float" office:value="1080.5" calcext:value-type="float">
            <text:p>1080.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c1</text:p>
          </table:table-cell>
          <table:table-cell table:formula="of:=HEX2DEC([.B33])" office:value-type="float" office:value="12481" calcext:value-type="float">
            <text:p>12481</text:p>
          </table:table-cell>
          <table:table-cell table:formula="of:=[.C33] * 16 * 4000000 / 512" office:value-type="float" office:value="1560125000" calcext:value-type="float">
            <text:p>1560125000</text:p>
          </table:table-cell>
          <table:table-cell table:formula="of:=[.D33]- 479500000" office:value-type="float" office:value="1080625000" calcext:value-type="float">
            <text:p>1080625000</text:p>
          </table:table-cell>
          <table:table-cell table:formula="of:=[.E33]/1000000" office:value-type="float" office:value="1080.625" calcext:value-type="float">
            <text:p>1080.62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c2</text:p>
          </table:table-cell>
          <table:table-cell table:formula="of:=HEX2DEC([.B34])" office:value-type="float" office:value="12482" calcext:value-type="float">
            <text:p>12482</text:p>
          </table:table-cell>
          <table:table-cell table:formula="of:=[.C34] * 16 * 4000000 / 512" office:value-type="float" office:value="1560250000" calcext:value-type="float">
            <text:p>1560250000</text:p>
          </table:table-cell>
          <table:table-cell table:formula="of:=[.D34]- 479500000" office:value-type="float" office:value="1080750000" calcext:value-type="float">
            <text:p>1080750000</text:p>
          </table:table-cell>
          <table:table-cell table:formula="of:=[.E34]/1000000" office:value-type="float" office:value="1080.75" calcext:value-type="float">
            <text:p>1080.7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2a0</text:p>
          </table:table-cell>
          <table:table-cell table:formula="of:=HEX2DEC([.B35])" office:value-type="float" office:value="12960" calcext:value-type="float">
            <text:p>12960</text:p>
          </table:table-cell>
          <table:table-cell table:formula="of:=[.C35] * 16 * 4000000 / 512" office:value-type="float" office:value="1620000000" calcext:value-type="float">
            <text:p>1620000000</text:p>
          </table:table-cell>
          <table:table-cell table:formula="of:=[.D35]- 479500000" office:value-type="float" office:value="1140500000" calcext:value-type="float">
            <text:p>1140500000</text:p>
          </table:table-cell>
          <table:table-cell table:formula="of:=[.E35]/1000000" office:value-type="float" office:value="1140.5" calcext:value-type="float">
            <text:p>1140.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340</text:p>
          </table:table-cell>
          <table:table-cell table:formula="of:=HEX2DEC([.B36])" office:value-type="float" office:value="13120" calcext:value-type="float">
            <text:p>13120</text:p>
          </table:table-cell>
          <table:table-cell table:formula="of:=[.C36] * 16 * 4000000 / 512" office:value-type="float" office:value="1640000000" calcext:value-type="float">
            <text:p>1640000000</text:p>
          </table:table-cell>
          <table:table-cell table:formula="of:=[.D36]- 479500000" office:value-type="float" office:value="1160500000" calcext:value-type="float">
            <text:p>1160500000</text:p>
          </table:table-cell>
          <table:table-cell table:formula="of:=[.E36]/1000000" office:value-type="float" office:value="1160.5" calcext:value-type="float">
            <text:p>1160.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3e0</text:p>
          </table:table-cell>
          <table:table-cell table:formula="of:=HEX2DEC([.B37])" office:value-type="float" office:value="13280" calcext:value-type="float">
            <text:p>13280</text:p>
          </table:table-cell>
          <table:table-cell table:formula="of:=[.C37] * 16 * 4000000 / 512" office:value-type="float" office:value="1660000000" calcext:value-type="float">
            <text:p>1660000000</text:p>
          </table:table-cell>
          <table:table-cell table:formula="of:=[.D37]- 479500000" office:value-type="float" office:value="1180500000" calcext:value-type="float">
            <text:p>1180500000</text:p>
          </table:table-cell>
          <table:table-cell table:formula="of:=[.E37]/1000000" office:value-type="float" office:value="1180.5" calcext:value-type="float">
            <text:p>1180.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480</text:p>
          </table:table-cell>
          <table:table-cell table:formula="of:=HEX2DEC([.B38])" office:value-type="float" office:value="13440" calcext:value-type="float">
            <text:p>13440</text:p>
          </table:table-cell>
          <table:table-cell table:formula="of:=[.C38] * 16 * 4000000 / 512" office:value-type="float" office:value="1680000000" calcext:value-type="float">
            <text:p>1680000000</text:p>
          </table:table-cell>
          <table:table-cell table:formula="of:=[.D38]- 479500000" office:value-type="float" office:value="1200500000" calcext:value-type="float">
            <text:p>1200500000</text:p>
          </table:table-cell>
          <table:table-cell table:formula="of:=[.E38]/1000000" office:value-type="float" office:value="1200.5" calcext:value-type="float">
            <text:p>1200.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3520</text:p>
          </table:table-cell>
          <table:table-cell table:formula="of:=HEX2DEC([.B39])" office:value-type="float" office:value="13600" calcext:value-type="float">
            <text:p>13600</text:p>
          </table:table-cell>
          <table:table-cell table:formula="of:=[.C39] * 16 * 4000000 / 512" office:value-type="float" office:value="1700000000" calcext:value-type="float">
            <text:p>1700000000</text:p>
          </table:table-cell>
          <table:table-cell table:formula="of:=[.D39]- 479500000" office:value-type="float" office:value="1220500000" calcext:value-type="float">
            <text:p>1220500000</text:p>
          </table:table-cell>
          <table:table-cell table:formula="of:=[.E39]/1000000" office:value-type="float" office:value="1220.5" calcext:value-type="float">
            <text:p>1220.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5c0</text:p>
          </table:table-cell>
          <table:table-cell table:formula="of:=HEX2DEC([.B40])" office:value-type="float" office:value="13760" calcext:value-type="float">
            <text:p>13760</text:p>
          </table:table-cell>
          <table:table-cell table:formula="of:=[.C40] * 16 * 4000000 / 512" office:value-type="float" office:value="1720000000" calcext:value-type="float">
            <text:p>1720000000</text:p>
          </table:table-cell>
          <table:table-cell table:formula="of:=[.D40]- 479500000" office:value-type="float" office:value="1240500000" calcext:value-type="float">
            <text:p>1240500000</text:p>
          </table:table-cell>
          <table:table-cell table:formula="of:=[.E40]/1000000" office:value-type="float" office:value="1240.5" calcext:value-type="float">
            <text:p>1240.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3660</text:p>
          </table:table-cell>
          <table:table-cell table:formula="of:=HEX2DEC([.B41])" office:value-type="float" office:value="13920" calcext:value-type="float">
            <text:p>13920</text:p>
          </table:table-cell>
          <table:table-cell table:formula="of:=[.C41] * 16 * 4000000 / 512" office:value-type="float" office:value="1740000000" calcext:value-type="float">
            <text:p>1740000000</text:p>
          </table:table-cell>
          <table:table-cell table:formula="of:=[.D41]- 479500000" office:value-type="float" office:value="1260500000" calcext:value-type="float">
            <text:p>1260500000</text:p>
          </table:table-cell>
          <table:table-cell table:formula="of:=[.E41]/1000000" office:value-type="float" office:value="1260.5" calcext:value-type="float">
            <text:p>126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3700</text:p>
          </table:table-cell>
          <table:table-cell office:value-type="float" office:value="14080" calcext:value-type="float">
            <text:p>14080</text:p>
          </table:table-cell>
          <table:table-cell table:formula="of:=[.C42] * 16 * 4000000 / 512" office:value-type="float" office:value="1760000000" calcext:value-type="float">
            <text:p>1760000000</text:p>
          </table:table-cell>
          <table:table-cell table:formula="of:=[.D42]- 479500000" office:value-type="float" office:value="1280500000" calcext:value-type="float">
            <text:p>1280500000</text:p>
          </table:table-cell>
          <table:table-cell table:formula="of:=[.E42]/1000000" office:value-type="float" office:value="1280.5" calcext:value-type="float">
            <text:p>128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37a0</text:p>
          </table:table-cell>
          <table:table-cell table:formula="of:=HEX2DEC([.B43])" office:value-type="float" office:value="14240" calcext:value-type="float">
            <text:p>14240</text:p>
          </table:table-cell>
          <table:table-cell table:formula="of:=[.C43] * 16 * 4000000 / 512" office:value-type="float" office:value="1780000000" calcext:value-type="float">
            <text:p>1780000000</text:p>
          </table:table-cell>
          <table:table-cell table:formula="of:=[.D43]- 479500000" office:value-type="float" office:value="1300500000" calcext:value-type="float">
            <text:p>1300500000</text:p>
          </table:table-cell>
          <table:table-cell table:formula="of:=[.E43]/1000000" office:value-type="float" office:value="1300.5" calcext:value-type="float">
            <text:p>130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840" calcext:value-type="float">
            <text:p>3840</text:p>
          </table:table-cell>
          <table:table-cell table:formula="of:=HEX2DEC([.B44])" office:value-type="float" office:value="14400" calcext:value-type="float">
            <text:p>14400</text:p>
          </table:table-cell>
          <table:table-cell table:formula="of:=[.C44] * 16 * 4000000 / 512" office:value-type="float" office:value="1800000000" calcext:value-type="float">
            <text:p>1800000000</text:p>
          </table:table-cell>
          <table:table-cell table:formula="of:=[.D44]- 479500000" office:value-type="float" office:value="1320500000" calcext:value-type="float">
            <text:p>1320500000</text:p>
          </table:table-cell>
          <table:table-cell table:formula="of:=[.E44]/1000000" office:value-type="float" office:value="1320.5" calcext:value-type="float">
            <text:p>132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38e0</text:p>
          </table:table-cell>
          <table:table-cell table:formula="of:=HEX2DEC([.B45])" office:value-type="float" office:value="14560" calcext:value-type="float">
            <text:p>14560</text:p>
          </table:table-cell>
          <table:table-cell table:formula="of:=[.C45] * 16 * 4000000 / 512" office:value-type="float" office:value="1820000000" calcext:value-type="float">
            <text:p>1820000000</text:p>
          </table:table-cell>
          <table:table-cell table:formula="of:=[.D45]- 479500000" office:value-type="float" office:value="1340500000" calcext:value-type="float">
            <text:p>1340500000</text:p>
          </table:table-cell>
          <table:table-cell table:formula="of:=[.E45]/1000000" office:value-type="float" office:value="1340.5" calcext:value-type="float">
            <text:p>134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3980</text:p>
          </table:table-cell>
          <table:table-cell table:formula="of:=HEX2DEC([.B46])" office:value-type="float" office:value="14720" calcext:value-type="float">
            <text:p>14720</text:p>
          </table:table-cell>
          <table:table-cell table:formula="of:=[.C46] * 16 * 4000000 / 512" office:value-type="float" office:value="1840000000" calcext:value-type="float">
            <text:p>1840000000</text:p>
          </table:table-cell>
          <table:table-cell table:formula="of:=[.D46]- 479500000" office:value-type="float" office:value="1360500000" calcext:value-type="float">
            <text:p>1360500000</text:p>
          </table:table-cell>
          <table:table-cell table:formula="of:=[.E46]/1000000" office:value-type="float" office:value="1360.5" calcext:value-type="float">
            <text:p>136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3a20</text:p>
          </table:table-cell>
          <table:table-cell table:formula="of:=HEX2DEC([.B47])" office:value-type="float" office:value="14880" calcext:value-type="float">
            <text:p>14880</text:p>
          </table:table-cell>
          <table:table-cell table:formula="of:=[.C47] * 16 * 4000000 / 512" office:value-type="float" office:value="1860000000" calcext:value-type="float">
            <text:p>1860000000</text:p>
          </table:table-cell>
          <table:table-cell table:formula="of:=[.D47]- 479500000" office:value-type="float" office:value="1380500000" calcext:value-type="float">
            <text:p>1380500000</text:p>
          </table:table-cell>
          <table:table-cell table:formula="of:=[.E47]/1000000" office:value-type="float" office:value="1380.5" calcext:value-type="float">
            <text:p>1380.5</text:p>
          </table:table-cell>
          <table:table-cell table:number-columns-repeated="2"/>
        </table:table-row>
        <table:table-row table:style-name="ro1" table:number-rows-repeated="1048528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Sheet1.A1:Sheet1.E16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0">00/00/0000</text:date>, <text:time style:data-style-name="N2" text:time-value="16:37:15.5291467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7T19:20:11.733133482</meta:creation-date>
    <dc:date>2016-11-20T00:22:03.097355039</dc:date>
    <meta:editing-duration>PT4H23M21S</meta:editing-duration>
    <meta:editing-cycles>4</meta:editing-cycles>
    <meta:generator>LibreOffice/5.1.4.2$Linux_X86_64 LibreOffice_project/10m0$Build-2</meta:generator>
    <meta:document-statistic meta:table-count="1" meta:cell-count="276" meta:object-count="0"/>
  </office:meta>
</office:document-meta>
</file>